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5in" fo:margin-left="0.0049in" fo:margin-top="0in" fo:margin-bottom="0in" table:align="left" style:writing-mode="lr-tb"/>
    </style:style>
    <style:style style:name="Table1.A" style:family="table-column">
      <style:table-column-properties style:column-width="1.625in"/>
    </style:style>
    <style:style style:name="Table1.1" style:family="table-row">
      <style:table-row-properties style:min-row-height="0.2813in" fo:keep-together="auto"/>
    </style:style>
    <style:style style:name="Table1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1.2" style:family="table-row">
      <style:table-row-properties style:min-row-height="0.4167in" fo:keep-together="auto"/>
    </style:style>
    <style:style style:name="Table2" style:family="table">
      <style:table-properties style:width="6.5in" fo:margin-left="0.0049in" fo:margin-top="0in" fo:margin-bottom="0in" table:align="left" style:writing-mode="lr-tb"/>
    </style:style>
    <style:style style:name="Table2.A" style:family="table-column">
      <style:table-column-properties style:column-width="1.625in"/>
    </style:style>
    <style:style style:name="Table2.1" style:family="table-row">
      <style:table-row-properties style:min-row-height="0.2813in" fo:keep-together="auto"/>
    </style:style>
    <style:style style:name="Table2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2.2" style:family="table-row">
      <style:table-row-properties style:min-row-height="0.4167in" fo:keep-together="auto"/>
    </style:style>
    <style:style style:name="Table3" style:family="table">
      <style:table-properties style:width="6.5in" fo:margin-left="0.0049in" fo:margin-top="0in" fo:margin-bottom="0in" table:align="left" style:writing-mode="lr-tb"/>
    </style:style>
    <style:style style:name="Table3.A" style:family="table-column">
      <style:table-column-properties style:column-width="1.625in"/>
    </style:style>
    <style:style style:name="Table3.1" style:family="table-row">
      <style:table-row-properties style:min-row-height="0.2813in" fo:keep-together="auto"/>
    </style:style>
    <style:style style:name="Table3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3.2" style:family="table-row">
      <style:table-row-properties style:min-row-height="0.4167in" fo:keep-together="auto"/>
    </style:style>
    <style:style style:name="Table4" style:family="table">
      <style:table-properties style:width="6.5in" fo:margin-left="0.0049in" fo:margin-top="0in" fo:margin-bottom="0in" table:align="left" style:writing-mode="lr-tb"/>
    </style:style>
    <style:style style:name="Table4.A" style:family="table-column">
      <style:table-column-properties style:column-width="1.625in"/>
    </style:style>
    <style:style style:name="Table4.1" style:family="table-row">
      <style:table-row-properties style:min-row-height="0.2813in" fo:keep-together="auto"/>
    </style:style>
    <style:style style:name="Table4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4.2" style:family="table-row">
      <style:table-row-properties style:min-row-height="0.4167in" fo:keep-together="auto"/>
    </style:style>
    <style:style style:name="Table9" style:family="table">
      <style:table-properties style:width="6.5in" fo:margin-left="0.0049in" fo:margin-top="0in" fo:margin-bottom="0in" table:align="left" style:writing-mode="lr-tb"/>
    </style:style>
    <style:style style:name="Table9.A" style:family="table-column">
      <style:table-column-properties style:column-width="1.625in"/>
    </style:style>
    <style:style style:name="Table9.1" style:family="table-row">
      <style:table-row-properties style:min-row-height="0.2813in" fo:keep-together="auto"/>
    </style:style>
    <style:style style:name="Table9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9.2" style:family="table-row">
      <style:table-row-properties style:min-row-height="0.4167in" fo:keep-together="auto"/>
    </style:style>
    <style:style style:name="Table5" style:family="table">
      <style:table-properties style:width="6.5in" fo:margin-left="0.0049in" fo:margin-top="0in" fo:margin-bottom="0in" table:align="left" style:writing-mode="lr-tb"/>
    </style:style>
    <style:style style:name="Table5.A" style:family="table-column">
      <style:table-column-properties style:column-width="1.625in"/>
    </style:style>
    <style:style style:name="Table5.1" style:family="table-row">
      <style:table-row-properties style:min-row-height="0.2813in" fo:keep-together="auto"/>
    </style:style>
    <style:style style:name="Table5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5.2" style:family="table-row">
      <style:table-row-properties style:min-row-height="0.4167in" fo:keep-together="auto"/>
    </style:style>
    <style:style style:name="Table6" style:family="table">
      <style:table-properties style:width="6.5in" fo:margin-left="0.0049in" fo:margin-top="0in" fo:margin-bottom="0in" table:align="left" style:writing-mode="lr-tb"/>
    </style:style>
    <style:style style:name="Table6.A" style:family="table-column">
      <style:table-column-properties style:column-width="1.625in"/>
    </style:style>
    <style:style style:name="Table6.1" style:family="table-row">
      <style:table-row-properties style:min-row-height="0.2813in" fo:keep-together="auto"/>
    </style:style>
    <style:style style:name="Table6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6.2" style:family="table-row">
      <style:table-row-properties style:min-row-height="0.4167in" fo:keep-together="auto"/>
    </style:style>
    <style:style style:name="Table7" style:family="table">
      <style:table-properties style:width="6.5in" fo:margin-left="0.0049in" fo:margin-top="0in" fo:margin-bottom="0in" table:align="left" style:writing-mode="lr-tb"/>
    </style:style>
    <style:style style:name="Table7.A" style:family="table-column">
      <style:table-column-properties style:column-width="1.625in"/>
    </style:style>
    <style:style style:name="Table7.1" style:family="table-row">
      <style:table-row-properties style:min-row-height="0.2813in" fo:keep-together="auto"/>
    </style:style>
    <style:style style:name="Table7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7.2" style:family="table-row">
      <style:table-row-properties style:min-row-height="0.4167in" fo:keep-together="auto"/>
    </style:style>
    <style:style style:name="Table8" style:family="table">
      <style:table-properties style:width="6.5in" fo:margin-left="0.0049in" fo:margin-top="0in" fo:margin-bottom="0in" table:align="left" style:writing-mode="lr-tb"/>
    </style:style>
    <style:style style:name="Table8.A" style:family="table-column">
      <style:table-column-properties style:column-width="1.625in"/>
    </style:style>
    <style:style style:name="Table8.1" style:family="table-row">
      <style:table-row-properties style:min-row-height="0.2813in" fo:keep-together="auto"/>
    </style:style>
    <style:style style:name="Table8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8.2" style:family="table-row">
      <style:table-row-properties style:min-row-height="0.4167in" fo:keep-together="auto"/>
    </style:style>
    <style:style style:name="P1" style:family="paragraph" style:parent-style-name="Standard">
      <style:text-properties officeooo:paragraph-rsid="00153033"/>
    </style:style>
    <style:style style:name="P2" style:family="paragraph" style:parent-style-name="Standard">
      <style:text-properties officeooo:rsid="00153033" officeooo:paragraph-rsid="00153033"/>
    </style:style>
    <style:style style:name="P3" style:family="paragraph" style:parent-style-name="Standard">
      <style:text-properties officeooo:paragraph-rsid="001712ad"/>
    </style:style>
    <style:style style:name="P4" style:family="paragraph" style:parent-style-name="Standard">
      <style:text-properties officeooo:paragraph-rsid="0018fea9"/>
    </style:style>
    <style:style style:name="P5" style:family="paragraph" style:parent-style-name="Standard">
      <style:text-properties officeooo:paragraph-rsid="0019e28c"/>
    </style:style>
    <style:style style:name="P6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style:font-name="Arial" fo:font-size="11pt" fo:language="en" fo:country="US" officeooo:paragraph-rsid="00153033" style:letter-kerning="false" style:font-name-asian="Arial2" style:font-size-asian="11pt" style:language-asian="en" style:country-asian="US" style:font-name-complex="Arial2" style:font-size-complex="11pt" style:language-complex="ar" style:country-complex="SA"/>
    </style:style>
    <style:style style:name="P7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style:font-name="Arial" fo:font-size="11pt" fo:language="en" fo:country="US" officeooo:paragraph-rsid="001712ad" style:letter-kerning="false" style:font-name-asian="Arial2" style:font-size-asian="11pt" style:language-asian="en" style:country-asian="US" style:font-name-complex="Arial2" style:font-size-complex="11pt" style:language-complex="ar" style:country-complex="SA"/>
    </style:style>
    <style:style style:name="P8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style:font-name="Arial" fo:font-size="11pt" fo:language="en" fo:country="US" officeooo:paragraph-rsid="0019e28c" style:letter-kerning="false" style:font-name-asian="Arial2" style:font-size-asian="11pt" style:language-asian="en" style:country-asian="US" style:font-name-complex="Arial2" style:font-size-complex="11pt" style:language-complex="ar" style:country-complex="SA"/>
    </style:style>
    <style:style style:name="P9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style:font-name="Arial" fo:font-size="11pt" fo:language="en" fo:country="US" officeooo:paragraph-rsid="0018fea9" style:letter-kerning="false" style:font-name-asian="Arial2" style:font-size-asian="11pt" style:language-asian="en" style:country-asian="US" style:font-name-complex="Arial2" style:font-size-complex="11pt" style:language-complex="ar" style:country-complex="SA"/>
    </style:style>
    <style:style style:name="P10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153033" officeooo:paragraph-rsid="00153033" style:letter-kerning="false" style:font-name-asian="Arial2" style:font-size-asian="11pt" style:language-asian="en" style:country-asian="US" style:font-name-complex="Arial2" style:font-size-complex="11pt" style:language-complex="ar" style:country-complex="SA">
        <loext:char-complex-color loext:theme-type="dark1" loext:color-type="theme"/>
      </style:text-properties>
    </style:style>
    <style:style style:name="P11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paragraph-rsid="00153033" style:letter-kerning="false" style:font-name-asian="Arial2" style:font-size-asian="11pt" style:language-asian="en" style:country-asian="US" style:font-name-complex="Arial2" style:font-size-complex="11pt" style:language-complex="ar" style:country-complex="SA">
        <loext:char-complex-color loext:theme-type="dark1" loext:color-type="theme"/>
      </style:text-properties>
    </style:style>
    <style:style style:name="P12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paragraph-rsid="001712ad" style:letter-kerning="false" style:font-name-asian="Arial2" style:font-size-asian="11pt" style:language-asian="en" style:country-asian="US" style:font-name-complex="Arial2" style:font-size-complex="11pt" style:language-complex="ar" style:country-complex="SA">
        <loext:char-complex-color loext:theme-type="dark1" loext:color-type="theme"/>
      </style:text-properties>
    </style:style>
    <style:style style:name="P13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paragraph-rsid="0019e28c" style:letter-kerning="false" style:font-name-asian="Arial2" style:font-size-asian="11pt" style:language-asian="en" style:country-asian="US" style:font-name-complex="Arial2" style:font-size-complex="11pt" style:language-complex="ar" style:country-complex="SA">
        <loext:char-complex-color loext:theme-type="dark1" loext:color-type="theme"/>
      </style:text-properties>
    </style:style>
    <style:style style:name="P14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paragraph-rsid="0018fea9" style:letter-kerning="false" style:font-name-asian="Arial2" style:font-size-asian="11pt" style:language-asian="en" style:country-asian="US" style:font-name-complex="Arial2" style:font-size-complex="11pt" style:language-complex="ar" style:country-complex="SA">
        <loext:char-complex-color loext:theme-type="dark1" loext:color-type="theme"/>
      </style:text-properties>
    </style:style>
    <style:style style:name="P15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1712ad" officeooo:paragraph-rsid="001712ad" style:letter-kerning="false" style:font-name-asian="Arial2" style:font-size-asian="11pt" style:language-asian="en" style:country-asian="US" style:font-name-complex="Arial2" style:font-size-complex="11pt" style:language-complex="ar" style:country-complex="SA">
        <loext:char-complex-color loext:theme-type="dark1" loext:color-type="theme"/>
      </style:text-properties>
    </style:style>
    <style:style style:name="P16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19e28c" officeooo:paragraph-rsid="0019e28c" style:letter-kerning="false" style:font-name-asian="Arial2" style:font-size-asian="11pt" style:language-asian="en" style:country-asian="US" style:font-name-complex="Arial2" style:font-size-complex="11pt" style:language-complex="ar" style:country-complex="SA">
        <loext:char-complex-color loext:theme-type="dark1" loext:color-type="theme"/>
      </style:text-properties>
    </style:style>
    <style:style style:name="P17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1ba601" officeooo:paragraph-rsid="001ba601" style:letter-kerning="false" style:font-name-asian="Arial2" style:font-size-asian="11pt" style:language-asian="en" style:country-asian="US" style:font-name-complex="Arial2" style:font-size-complex="11pt" style:language-complex="ar" style:country-complex="SA">
        <loext:char-complex-color loext:theme-type="dark1" loext:color-type="theme"/>
      </style:text-properties>
    </style:style>
    <style:style style:name="P18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officeooo:paragraph-rsid="00153033"/>
    </style:style>
    <style:style style:name="P19" style:family="paragraph" style:parent-style-name="Text_20_body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paragraph-rsid="00153033" style:letter-kerning="false" style:font-name-asian="Arial2" style:font-size-asian="11pt" style:language-asian="en" style:country-asian="US" style:font-name-complex="Arial2" style:font-size-complex="11pt" style:language-complex="ar" style:country-complex="SA">
        <loext:char-complex-color loext:theme-type="dark1" loext:color-type="theme"/>
      </style:text-properties>
    </style:style>
    <style:style style:name="P20" style:family="paragraph" style:parent-style-name="Text_20_body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paragraph-rsid="0018fea9" style:letter-kerning="false" style:font-name-asian="Arial2" style:font-size-asian="11pt" style:language-asian="en" style:country-asian="US" style:font-name-complex="Arial2" style:font-size-complex="11pt" style:language-complex="ar" style:country-complex="SA">
        <loext:char-complex-color loext:theme-type="dark1" loext:color-type="theme"/>
      </style:text-properties>
    </style:style>
    <style:style style:name="P21" style:family="paragraph" style:parent-style-name="Text_20_body">
      <style:paragraph-properties fo:margin-top="0.139in" fo:margin-bottom="0in" style:contextual-spacing="false" fo:line-height="100%" fo:text-align="start" style:justify-single-word="false" fo:orphans="2" fo:widows="2"/>
      <style:text-properties officeooo:paragraph-rsid="00153033"/>
    </style:style>
    <style:style style:name="P22" style:family="paragraph" style:parent-style-name="Text_20_body">
      <style:paragraph-properties fo:margin-top="0.139in" fo:margin-bottom="0in" style:contextual-spacing="false" fo:line-height="100%" fo:text-align="start" style:justify-single-word="false" fo:orphans="2" fo:widows="2"/>
      <style:text-properties officeooo:paragraph-rsid="001ba601"/>
    </style:style>
    <style:style style:name="P23" style:family="paragraph" style:parent-style-name="Text_20_body" style:list-style-name="L1"/>
    <style:style style:name="P24" style:family="paragraph" style:parent-style-name="Text_20_body" style:list-style-name="L2"/>
    <style:style style:name="P25" style:family="paragraph" style:parent-style-name="Text_20_body" style:list-style-name="L3"/>
    <style:style style:name="P26" style:family="paragraph" style:parent-style-name="Text_20_body" style:list-style-name="L3">
      <style:paragraph-properties fo:margin-top="0in" fo:margin-bottom="0in" style:contextual-spacing="false"/>
    </style:style>
    <style:style style:name="T1" style:family="text">
      <style:text-properties fo:color="#000000" loext:opacity="100%">
        <loext:char-complex-color loext:theme-type="dark1" loext:color-type="theme"/>
      </style:text-properties>
    </style:style>
    <style:style style:name="T2" style:family="text">
      <style:text-properties fo:color="#000000" loext:opacity="100%" style:font-name="Arial" fo:font-size="11pt" fo:language="en" fo:country="US" style:letter-kerning="false" style:font-name-asian="Arial2" style:font-size-asian="11pt" style:language-asian="en" style:country-asian="US" style:font-name-complex="Arial2" style:font-size-complex="11pt" style:language-complex="ar" style:country-complex="SA">
        <loext:char-complex-color loext:theme-type="dark1" loext:color-type="theme"/>
      </style:text-properties>
    </style:style>
    <style:style style:name="T3" style:family="text">
      <style:text-properties fo:color="#000000" loext:opacity="100%" style:font-name="Arial" fo:font-size="11pt" fo:language="en" fo:country="US" officeooo:rsid="00153033" style:letter-kerning="false" style:font-name-asian="Arial2" style:font-size-asian="11pt" style:language-asian="en" style:country-asian="US" style:font-name-complex="Arial2" style:font-size-complex="11pt" style:language-complex="ar" style:country-complex="SA">
        <loext:char-complex-color loext:theme-type="dark1" loext:color-type="theme"/>
      </style:text-properties>
    </style:style>
    <style:style style:name="T4" style:family="text">
      <style:text-properties fo:color="#000000" loext:opacity="100%" officeooo:rsid="001ba601">
        <loext:char-complex-color loext:theme-type="dark1" loext:color-type="theme"/>
      </style:text-properties>
    </style:style>
    <style:style style:name="T5" style:family="text">
      <style:text-properties officeooo:rsid="00153033"/>
    </style:style>
    <style:style style:name="T6" style:family="text">
      <style:text-properties officeooo:rsid="001712ad"/>
    </style:style>
    <style:style style:name="T7" style:family="text">
      <style:text-properties officeooo:rsid="0019e28c"/>
    </style:style>
    <style:style style:name="T8" style:family="text">
      <style:text-properties officeooo:rsid="001ba601"/>
    </style:style>
    <style:style style:name="T9" style:family="text">
      <style:text-properties officeooo:rsid="001c231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GAZIN DE HAINE ONLINE</text:p>
      <text:p text:style-name="P1"/>
      <text:p text:style-name="P1"/>
      <text:p text:style-name="P1"/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6" loext:marker-style-name="T1"><text:span text:style-name="T1">ID and name</text:span></text:p>
          </table:table-cell>
          <table:table-cell table:style-name="Table1.A1" table:number-columns-spanned="3" office:value-type="string">
            <text:p text:style-name="P10" loext:marker-style-name="T1">UC-1: Log-in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6" loext:marker-style-name="T1"><text:span text:style-name="T1">Primary actor</text:span></text:p>
          </table:table-cell>
          <table:table-cell table:style-name="Table1.A1" office:value-type="string">
            <text:p text:style-name="P10" loext:marker-style-name="T1">Utilizator</text:p>
          </table:table-cell>
          <table:table-cell table:style-name="Table1.A1" office:value-type="string">
            <text:p text:style-name="P6" loext:marker-style-name="T1"><text:span text:style-name="T1">Secondary actors</text:span></text:p>
          </table:table-cell>
          <table:table-cell table:style-name="Table1.A1" office:value-type="string">
            <text:p text:style-name="P10" loext:marker-style-name="T1">System</text:p>
          </table:table-cell>
        </table:table-row>
        <table:table-row table:style-name="Table1.1">
          <table:table-cell table:style-name="Table1.A1" office:value-type="string">
            <text:p text:style-name="P6" loext:marker-style-name="T1"><text:span text:style-name="T1">Description</text:span></text:p>
          </table:table-cell>
          <table:table-cell table:style-name="Table1.A1" table:number-columns-spanned="3" office:value-type="string">
            <text:p text:style-name="P11" loext:marker-style-name="T1">Utilizatorul introduce datele de autentificare pentru a accesa aplicatia. In functie de rol (consumator sau admin), sistemul va afisa interfata corespunzatoare. 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6" loext:marker-style-name="T1"><text:span text:style-name="T1">Trigger</text:span></text:p>
          </table:table-cell>
          <table:table-cell table:style-name="Table1.A1" table:number-columns-spanned="3" office:value-type="string">
            <text:p text:style-name="P19" loext:marker-style-name="T1">Utilizatorul deschide aplicatia si doreste sa se autentifice.</text:p>
            <text:p text:style-name="P11" loext:marker-style-name="T1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6" loext:marker-style-name="T1"><text:span text:style-name="T1">Preconditions</text:span></text:p>
          </table:table-cell>
          <table:table-cell table:style-name="Table1.A1" table:number-columns-spanned="3" office:value-type="string">
            <text:p text:style-name="P11" loext:marker-style-name="T1">PRE-1 Aplicatia este pornita<text:line-break/>PRE-2 Utilizatorul are un cont in sistem 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6" loext:marker-style-name="T1"><text:span text:style-name="T1">Postconditions</text:span></text:p>
          </table:table-cell>
          <table:table-cell table:style-name="Table1.A1" table:number-columns-spanned="3" office:value-type="string">
            <text:p text:style-name="P11" loext:marker-style-name="T1">POST-1 Utilizatorul este autentificat in aplicatie<text:line-break/>POST-2 Sistemul afiseaza interfata corespunzatoare rolului utilizatorului 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6" loext:marker-style-name="T1"><text:span text:style-name="T1">Normal flow</text:span></text:p>
          </table:table-cell>
          <table:table-cell table:style-name="Table1.A1" table:number-columns-spanned="3" office:value-type="string">
            <text:p text:style-name="P10" loext:marker-style-name="T1">1.0 Autentificarea unui User:</text:p>
            <text:p text:style-name="P18" loext:marker-style-name="T1"><text:span text:style-name="T3">1. Utilizatorul pune username si parola</text:span></text:p>
            <text:p text:style-name="P18" loext:marker-style-name="T1"><text:span text:style-name="T3">2. Utilizatorul apasa butonul Log in.</text:span></text:p>
            <text:p text:style-name="P21" loext:marker-style-name="T1"><text:span text:style-name="T3">3. </text:span>Sistemul verifica datele introduse.</text:p>
            <text:p text:style-name="P21" loext:marker-style-name="T1"><text:span text:style-name="T5">4. </text:span>Sistemul autentifica utilizatorul.</text:p>
            <text:p text:style-name="P21" loext:marker-style-name="T1"><text:span text:style-name="T5">5. </text:span>Sistemul afiseaza pagina principala corespunzatoare rolului utilizatorului.</text:p>
            <text:p text:style-name="P10" loext:marker-style-name="T1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6" loext:marker-style-name="T1"><text:span text:style-name="T1">Alternative flows</text:span></text:p>
          </table:table-cell>
          <table:table-cell table:style-name="Table1.A1" table:number-columns-spanned="3" office:value-type="string">
            <text:p text:style-name="P18" loext:marker-style-name="T1"><text:span text:style-name="T3">1.1 Autentificarea unui User:</text:span></text:p>
            <text:p text:style-name="P18" loext:marker-style-name="T1"><text:span text:style-name="T3"><text:line-break/>1.</text:span> Datele introduse sunt incorecte<text:line-break/><text:span text:style-name="T5">2.S</text:span>istemul afiseaza mesaj de eroare si solicita reintroducerea datelor 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6" loext:marker-style-name="T1"><text:span text:style-name="T1">Exceptions</text:span></text:p>
          </table:table-cell>
          <table:table-cell table:style-name="Table1.A1" table:number-columns-spanned="3" office:value-type="string">
            <text:p text:style-name="P19" loext:marker-style-name="T1">1.0.E1 Campurile username sau parola sunt goale</text:p>
            <text:list text:style-name="L1">
              <text:list-item>
                <text:p text:style-name="P23">Sistemul afiseaza mesajul ca toate campurile trebuie completate.</text:p>
              </text:list-item>
            </text:list>
            <text:p text:style-name="Text_20_body">2a. Daca utilizatorul completeaza campurile, atunci use case-ul continua de la pasul 1 din normal flow.</text:p>
            <text:p text:style-name="Text_20_body">2b. Daca utilizatorul renunta, atunci sistemul ramane in pagina de Log in.</text:p>
            <text:p text:style-name="Text_20_body"><text:soft-page-break/>1.0.E2 Eroare la verificarea datelor de autentificare</text:p>
            <text:list text:style-name="L2">
              <text:list-item>
                <text:p text:style-name="P24">Sistemul afiseaza un mesaj de eroare.</text:p>
              </text:list-item>
            </text:list>
            <text:p text:style-name="Text_20_body">2a. Daca utilizatorul incearca din nou, atunci use case-ul continua de la pasul 1 din normal flow.</text:p>
            <text:p text:style-name="Text_20_body">2b. Daca utilizatorul renunta, atunci sistemul ramane in pagina de Log in.</text:p>
            <text:p text:style-name="P11" loext:marker-style-name="T1"/>
          </table:table-cell>
          <table:covered-table-cell/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 table:number-columns-repeated="4"/>
        <table:table-row table:style-name="Table2.1">
          <table:table-cell table:style-name="Table2.A1" office:value-type="string">
            <text:p text:style-name="P6" loext:marker-style-name="T1"><text:span text:style-name="T1">ID and name</text:span></text:p>
          </table:table-cell>
          <table:table-cell table:style-name="Table2.A1" table:number-columns-spanned="3" office:value-type="string">
            <text:p text:style-name="P11" loext:marker-style-name="T1">UC-2 Log out</text:p>
          </table:table-cell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6" loext:marker-style-name="T1"><text:span text:style-name="T1">Primary actor</text:span></text:p>
          </table:table-cell>
          <table:table-cell table:style-name="Table2.A1" office:value-type="string">
            <text:p text:style-name="P11" loext:marker-style-name="T1">Utilizator</text:p>
          </table:table-cell>
          <table:table-cell table:style-name="Table2.A1" office:value-type="string">
            <text:p text:style-name="P6" loext:marker-style-name="T1"><text:span text:style-name="T1">Secondary actors</text:span></text:p>
          </table:table-cell>
          <table:table-cell table:style-name="Table2.A1" office:value-type="string">
            <text:p text:style-name="P11" loext:marker-style-name="T1">Sistem</text:p>
          </table:table-cell>
        </table:table-row>
        <table:table-row table:style-name="Table2.1">
          <table:table-cell table:style-name="Table2.A1" office:value-type="string">
            <text:p text:style-name="P6" loext:marker-style-name="T1"><text:span text:style-name="T1">Description</text:span></text:p>
          </table:table-cell>
          <table:table-cell table:style-name="Table2.A1" table:number-columns-spanned="3" office:value-type="string">
            <text:p text:style-name="P11" loext:marker-style-name="T1">Utilizatorul doreste sa iasa din aplicatie dupa ce a fost autentificat.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6" loext:marker-style-name="T1"><text:span text:style-name="T1">Trigger</text:span></text:p>
          </table:table-cell>
          <table:table-cell table:style-name="Table2.A1" table:number-columns-spanned="3" office:value-type="string">
            <text:p text:style-name="P11" loext:marker-style-name="T1">Utilizatorul apasa butonul Log out.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6" loext:marker-style-name="T1"><text:span text:style-name="T1">Preconditions</text:span></text:p>
          </table:table-cell>
          <table:table-cell table:style-name="Table2.A1" table:number-columns-spanned="3" office:value-type="string">
            <text:p text:style-name="P11" loext:marker-style-name="T1">PRE-1 Utilizatorul este autentificat in aplicatie</text:p>
            <text:p text:style-name="P11" loext:marker-style-name="T1">PRE-2 Utilizatorul se afla pe o <text:span text:style-name="T6">interfata</text:span> a aplicatiei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6" loext:marker-style-name="T1"><text:span text:style-name="T1">Postconditions</text:span></text:p>
          </table:table-cell>
          <table:table-cell table:style-name="Table2.A1" table:number-columns-spanned="3" office:value-type="string">
            <text:p text:style-name="P11" loext:marker-style-name="T1">POST-1 Utilizatorul este deconectat din aplicatie</text:p>
            <text:p text:style-name="P11" loext:marker-style-name="T1">POST-2 Sistemul afiseaza pagina de Log in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6" loext:marker-style-name="T1"><text:span text:style-name="T1">Normal flow</text:span></text:p>
          </table:table-cell>
          <table:table-cell table:style-name="Table2.A1" table:number-columns-spanned="3" office:value-type="string">
            <text:p text:style-name="P11" loext:marker-style-name="T1">1.0 Deconectarea unui utilizator:</text:p>
            <text:p text:style-name="P11" loext:marker-style-name="T1"/>
            <text:p text:style-name="P11" loext:marker-style-name="T1">1. Utilizatorul apasa butonul Log out.</text:p>
            <text:p text:style-name="P11" loext:marker-style-name="T1">2. Sistemul invalideaza sesiunea utilizatorului.</text:p>
            <text:p text:style-name="P11" loext:marker-style-name="T1">3. Sistemul redirectioneaza utilizatorul catre pagina de Log in.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6" loext:marker-style-name="T1"><text:span text:style-name="T1">Alternative flows</text:span></text:p>
          </table:table-cell>
          <table:table-cell table:style-name="Table2.A1" table:number-columns-spanned="3" office:value-type="string">
            <text:p text:style-name="P15" loext:marker-style-name="T1">None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6" loext:marker-style-name="T1"><text:span text:style-name="T1">Exceptions</text:span></text:p>
          </table:table-cell>
          <table:table-cell table:style-name="Table2.A1" table:number-columns-spanned="3" office:value-type="string">
            <text:p text:style-name="P11" loext:marker-style-name="T1">1.0.E1 Eroare la inchiderea sesiunii utilizatorului</text:p>
            <text:p text:style-name="P11" loext:marker-style-name="T1"/>
            <text:p text:style-name="P11" loext:marker-style-name="T1">1. Sistemul afiseaza un mesaj de eroare.</text:p>
            <text:p text:style-name="P11" loext:marker-style-name="T1"><text:soft-page-break/></text:p>
            <text:p text:style-name="P11" loext:marker-style-name="T1">2a. Daca utilizatorul incearca din nou, atunci sistemul incearca din nou deconectarea.</text:p>
            <text:p text:style-name="P11" loext:marker-style-name="T1"/>
            <text:p text:style-name="P11" loext:marker-style-name="T1">2b. Daca utilizatorul renunta, atunci utilizatorul ramane autentificat in aplicatie.</text:p>
          </table:table-cell>
          <table:covered-table-cell/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3"/>
      <table:table table:name="Table3" table:style-name="Table3">
        <table:table-column table:style-name="Table3.A" table:number-columns-repeated="4"/>
        <table:table-row table:style-name="Table3.1">
          <table:table-cell table:style-name="Table3.A1" office:value-type="string">
            <text:p text:style-name="P7" loext:marker-style-name="T1"><text:span text:style-name="T1">ID and name</text:span></text:p>
          </table:table-cell>
          <table:table-cell table:style-name="Table3.A1" table:number-columns-spanned="3" office:value-type="string">
            <text:p text:style-name="P16" loext:marker-style-name="T1">UC3-Vizionarea Produselor</text:p>
          </table:table-cell>
          <table:covered-table-cell/>
          <table:covered-table-cell/>
        </table:table-row>
        <table:table-row table:style-name="Table3.2">
          <table:table-cell table:style-name="Table3.A1" office:value-type="string">
            <text:p text:style-name="P7" loext:marker-style-name="T1"><text:span text:style-name="T1">Primary actor</text:span></text:p>
          </table:table-cell>
          <table:table-cell table:style-name="Table3.A1" office:value-type="string">
            <text:p text:style-name="P12" loext:marker-style-name="T1">Consumator</text:p>
          </table:table-cell>
          <table:table-cell table:style-name="Table3.A1" office:value-type="string">
            <text:p text:style-name="P7" loext:marker-style-name="T1"><text:span text:style-name="T1">Secondary actors</text:span></text:p>
          </table:table-cell>
          <table:table-cell table:style-name="Table3.A1" office:value-type="string">
            <text:p text:style-name="P12" loext:marker-style-name="T1">Sistem</text:p>
          </table:table-cell>
        </table:table-row>
        <table:table-row table:style-name="Table3.1">
          <table:table-cell table:style-name="Table3.A1" office:value-type="string">
            <text:p text:style-name="P7" loext:marker-style-name="T1"><text:span text:style-name="T1">Description</text:span></text:p>
          </table:table-cell>
          <table:table-cell table:style-name="Table3.A1" table:number-columns-spanned="3" office:value-type="string">
            <text:p text:style-name="P12" loext:marker-style-name="T1">Consumatorul poate vizualiza toate hainele disponibile in magazin impreuna cu detalii precum nume, categorie, pret si stock.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7" loext:marker-style-name="T1"><text:span text:style-name="T1">Trigger</text:span></text:p>
          </table:table-cell>
          <table:table-cell table:style-name="Table3.A1" table:number-columns-spanned="3" office:value-type="string">
            <text:p text:style-name="P12" loext:marker-style-name="T1">Consumatorul acceseaza pagina principala a magazinului.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7" loext:marker-style-name="T1"><text:span text:style-name="T1">Preconditions</text:span></text:p>
          </table:table-cell>
          <table:table-cell table:style-name="Table3.A1" table:number-columns-spanned="3" office:value-type="string">
            <text:p text:style-name="P12" loext:marker-style-name="T1">PRE-1 Consumatorul este autentificat in aplicatie</text:p>
            <text:p text:style-name="P12" loext:marker-style-name="T1">PRE-2 Exista produse in magazin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7" loext:marker-style-name="T1"><text:span text:style-name="T1">Postconditions</text:span></text:p>
          </table:table-cell>
          <table:table-cell table:style-name="Table3.A1" table:number-columns-spanned="3" office:value-type="string">
            <text:p text:style-name="P12" loext:marker-style-name="T1">POST-1 Produsele sunt afisate pe pagina principala</text:p>
            <text:p text:style-name="P12" loext:marker-style-name="T1">POST-2 Consumatorul poate selecta un produs pentru a-l adauga in cos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7" loext:marker-style-name="T1"><text:span text:style-name="T1">Normal flow</text:span></text:p>
          </table:table-cell>
          <table:table-cell table:style-name="Table3.A1" table:number-columns-spanned="3" office:value-type="string">
            <text:p text:style-name="P12" loext:marker-style-name="T1">1.0 Vizualizarea produselor:</text:p>
            <text:p text:style-name="P12" loext:marker-style-name="T1"/>
            <text:p text:style-name="P12" loext:marker-style-name="T1">1. Consumatorul acceseaza pagina principala.</text:p>
            <text:p text:style-name="P12" loext:marker-style-name="T1">2. Sistemul preia lista produselor din baza de date.</text:p>
            <text:p text:style-name="P12" loext:marker-style-name="T1">3. Sistemul afiseaza produsele disponibile cu nume, categorie, pret si stock.</text:p>
            <text:p text:style-name="P12" loext:marker-style-name="T1">4. Consumatorul poate analiza produsele afisate.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7" loext:marker-style-name="T1"><text:span text:style-name="T1">Alternative flows</text:span></text:p>
          </table:table-cell>
          <table:table-cell table:style-name="Table3.A1" table:number-columns-spanned="3" office:value-type="string">
            <text:p text:style-name="P12" loext:marker-style-name="T1">1.1 Nu exista produse disponibile:</text:p>
            <text:p text:style-name="P12" loext:marker-style-name="T1"/>
            <text:p text:style-name="P12" loext:marker-style-name="T1">1. Sistemul verifica lista produselor.</text:p>
            <text:p text:style-name="P12" loext:marker-style-name="T1">2. Sistemul afiseaza mesajul "Nu exista produse disponibile".</text:p>
          </table:table-cell>
          <table:covered-table-cell/>
          <table:covered-table-cell/>
        </table:table-row>
        <text:soft-page-break/>
        <table:table-row table:style-name="Table3.1">
          <table:table-cell table:style-name="Table3.A1" office:value-type="string">
            <text:p text:style-name="P7" loext:marker-style-name="T1"><text:span text:style-name="T1">Exceptions</text:span></text:p>
          </table:table-cell>
          <table:table-cell table:style-name="Table3.A1" table:number-columns-spanned="3" office:value-type="string">
            <text:p text:style-name="P12" loext:marker-style-name="T1">1.0.E1 Eroare la incarcarea produselor</text:p>
            <text:p text:style-name="P12" loext:marker-style-name="T1"/>
            <text:p text:style-name="P12" loext:marker-style-name="T1">1. Sistemul nu poate prelua produsele din baza de date.</text:p>
            <text:p text:style-name="P12" loext:marker-style-name="T1"><text:span text:style-name="T6">1a.</text:span>Daca utilizatorul incearca din nou, sistemul reincearca incarcarea produselor.</text:p>
            <text:p text:style-name="P12" loext:marker-style-name="T1"><text:span text:style-name="T6">1</text:span>b. Daca utilizatorul renunta, utilizatorul ramane pe pagina principala fara produse afisate.</text:p>
          </table:table-cell>
          <table:covered-table-cell/>
          <table:covered-table-cell/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able:table table:name="Table4" table:style-name="Table4">
        <table:table-column table:style-name="Table4.A" table:number-columns-repeated="4"/>
        <table:table-row table:style-name="Table4.1">
          <table:table-cell table:style-name="Table4.A1" office:value-type="string">
            <text:p text:style-name="P7" loext:marker-style-name="T1"><text:span text:style-name="T1">ID and name</text:span></text:p>
          </table:table-cell>
          <table:table-cell table:style-name="Table4.A1" table:number-columns-spanned="3" office:value-type="string">
            <text:p text:style-name="P12" loext:marker-style-name="T1">UC-4 Adaugare produs in cos</text:p>
          </table:table-cell>
          <table:covered-table-cell/>
          <table:covered-table-cell/>
        </table:table-row>
        <table:table-row table:style-name="Table4.2">
          <table:table-cell table:style-name="Table4.A1" office:value-type="string">
            <text:p text:style-name="P7" loext:marker-style-name="T1"><text:span text:style-name="T1">Primary actor</text:span></text:p>
          </table:table-cell>
          <table:table-cell table:style-name="Table4.A1" office:value-type="string">
            <text:p text:style-name="P12" loext:marker-style-name="T1">Consumator</text:p>
          </table:table-cell>
          <table:table-cell table:style-name="Table4.A1" office:value-type="string">
            <text:p text:style-name="P7" loext:marker-style-name="T1"><text:span text:style-name="T1">Secondary actors</text:span></text:p>
          </table:table-cell>
          <table:table-cell table:style-name="Table4.A1" office:value-type="string">
            <text:p text:style-name="P12" loext:marker-style-name="T1"><text:s/>Sistem</text:p>
          </table:table-cell>
        </table:table-row>
        <table:table-row table:style-name="Table4.1">
          <table:table-cell table:style-name="Table4.A1" office:value-type="string">
            <text:p text:style-name="P7" loext:marker-style-name="T1"><text:span text:style-name="T1">Description</text:span></text:p>
          </table:table-cell>
          <table:table-cell table:style-name="Table4.A1" table:number-columns-spanned="3" office:value-type="string">
            <text:p text:style-name="P12" loext:marker-style-name="T1">Consumatorul poate selecta o haina din lista de produse si o poate adauga in cosul de cumparaturi.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7" loext:marker-style-name="T1"><text:span text:style-name="T1">Trigger</text:span></text:p>
          </table:table-cell>
          <table:table-cell table:style-name="Table4.A1" table:number-columns-spanned="3" office:value-type="string">
            <text:p text:style-name="P12" loext:marker-style-name="T1">Consumatorul apasa butonul de adaugare in cos pentru un produs.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7" loext:marker-style-name="T1"><text:span text:style-name="T1">Preconditions</text:span></text:p>
          </table:table-cell>
          <table:table-cell table:style-name="Table4.A1" table:number-columns-spanned="3" office:value-type="string">
            <text:p text:style-name="P12" loext:marker-style-name="T1">PRE-1 Consumatorul este autentificat in aplicatie</text:p>
            <text:p text:style-name="P12" loext:marker-style-name="T1">PRE-2 Produsul este afisat in lista de produse</text:p>
            <text:p text:style-name="P12" loext:marker-style-name="T1">PRE-3 Produsul este disponibil in stock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7" loext:marker-style-name="T1"><text:span text:style-name="T1">Postconditions</text:span></text:p>
          </table:table-cell>
          <table:table-cell table:style-name="Table4.A1" table:number-columns-spanned="3" office:value-type="string">
            <text:p text:style-name="P12" loext:marker-style-name="T1">POST-1 Produsul este adaugat in cos</text:p>
            <text:p text:style-name="P12" loext:marker-style-name="T1">POST-2 Cosul consumatorului este actualizat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7" loext:marker-style-name="T1"><text:span text:style-name="T1">Normal flow</text:span></text:p>
          </table:table-cell>
          <table:table-cell table:style-name="Table4.A1" table:number-columns-spanned="3" office:value-type="string">
            <text:p text:style-name="P12" loext:marker-style-name="T1">1.0 Adaugarea unui produs in cos:</text:p>
            <text:p text:style-name="P12" loext:marker-style-name="T1"/>
            <text:p text:style-name="P12" loext:marker-style-name="T1">1. Consumatorul vizualizeaza lista de produse.</text:p>
            <text:p text:style-name="P12" loext:marker-style-name="T1">2. Consumatorul selecteaza produsul dorit.</text:p>
            <text:p text:style-name="P12" loext:marker-style-name="T1">3. Consumatorul apasa butonul de adaugare in cos.</text:p>
            <text:p text:style-name="P12" loext:marker-style-name="T1">4. Sistemul verifica disponibilitatea produsului.</text:p>
            <text:p text:style-name="P12" loext:marker-style-name="T1">5. Sistemul adauga produsul in cos.</text:p>
            <text:p text:style-name="P12" loext:marker-style-name="T1">6. Sistemul actualizeaza cosul consumatorului.</text:p>
            <text:p text:style-name="P12" loext:marker-style-name="T1">7. Sistemul afiseaza mesaj de confirmare.</text:p>
          </table:table-cell>
          <table:covered-table-cell/>
          <table:covered-table-cell/>
        </table:table-row>
        <text:soft-page-break/>
        <table:table-row table:style-name="Table4.1">
          <table:table-cell table:style-name="Table4.A1" office:value-type="string">
            <text:p text:style-name="P7" loext:marker-style-name="T1"><text:span text:style-name="T1">Alternative flows</text:span></text:p>
          </table:table-cell>
          <table:table-cell table:style-name="Table4.A1" table:number-columns-spanned="3" office:value-type="string">
            <text:p text:style-name="P12" loext:marker-style-name="T1">1.1 Produsul exista deja in cos:</text:p>
            <text:p text:style-name="P12" loext:marker-style-name="T1"/>
            <text:p text:style-name="P12" loext:marker-style-name="T1">1. Sistemul verifica produsul selectat.</text:p>
            <text:p text:style-name="P12" loext:marker-style-name="T1">2. Sistemul actualizeaza cantitatea produsului din cos.</text:p>
            <text:p text:style-name="P12" loext:marker-style-name="T1">3. Sistemul afiseaza mesaj de confirmare.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7" loext:marker-style-name="T1"><text:span text:style-name="T1">Exceptions</text:span></text:p>
          </table:table-cell>
          <table:table-cell table:style-name="Table4.A1" table:number-columns-spanned="3" office:value-type="string">
            <text:p text:style-name="P12" loext:marker-style-name="T1">1.0.E1 Produsul nu mai este disponibil in stock</text:p>
            <text:p text:style-name="P12" loext:marker-style-name="T1"/>
            <text:p text:style-name="P12" loext:marker-style-name="T1">1. Sistemul afiseaza mesajul ca produsul nu mai este disponibil.</text:p>
            <text:p text:style-name="P12" loext:marker-style-name="T1"/>
            <text:p text:style-name="P12" loext:marker-style-name="T1">2a. Daca consumatorul selecteaza alt produs, atunci use case-ul continua de la pasul 2 din normal flow.</text:p>
            <text:p text:style-name="P12" loext:marker-style-name="T1"/>
            <text:p text:style-name="P12" loext:marker-style-name="T1">2b. Daca consumatorul renunta, atunci sistemul ramane pe pagina principala.</text:p>
            <text:p text:style-name="P12" loext:marker-style-name="T1"/>
            <text:p text:style-name="P12" loext:marker-style-name="T1">1.0.E2 Eroare la adaugarea produsului in cos</text:p>
            <text:p text:style-name="P12" loext:marker-style-name="T1"/>
            <text:p text:style-name="P12" loext:marker-style-name="T1">1. Sistemul afiseaza un mesaj de eroare.</text:p>
            <text:p text:style-name="P12" loext:marker-style-name="T1"/>
            <text:p text:style-name="P12" loext:marker-style-name="T1">2a. Daca consumatorul incearca din nou, atunci use case-ul continua de la pasul 3 din normal flow.</text:p>
            <text:p text:style-name="P12" loext:marker-style-name="T1"/>
            <text:p text:style-name="P12" loext:marker-style-name="T1">2b. Daca consumatorul renunta, atunci produsul nu este adaugat in cos.</text:p>
          </table:table-cell>
          <table:covered-table-cell/>
          <table:covered-table-cell/>
        </table:table-row>
      </table:table>
      <text:p text:style-name="P3"/>
      <text:p text:style-name="P3"/>
      <text:p text:style-name="P3"/>
      <text:p text:style-name="P5"/>
      <table:table table:name="Table9" table:style-name="Table9">
        <table:table-column table:style-name="Table9.A" table:number-columns-repeated="4"/>
        <table:table-row table:style-name="Table9.1">
          <table:table-cell table:style-name="Table9.A1" office:value-type="string">
            <text:p text:style-name="P8" loext:marker-style-name="T1"><text:span text:style-name="T1">ID and name</text:span></text:p>
          </table:table-cell>
          <table:table-cell table:style-name="Table9.A1" table:number-columns-spanned="3" office:value-type="string">
            <text:p text:style-name="P16" loext:marker-style-name="T1">UC5-Vizionarea cosului</text:p>
          </table:table-cell>
          <table:covered-table-cell/>
          <table:covered-table-cell/>
        </table:table-row>
        <table:table-row table:style-name="Table9.2">
          <table:table-cell table:style-name="Table9.A1" office:value-type="string">
            <text:p text:style-name="P8" loext:marker-style-name="T1"><text:span text:style-name="T1">Primary actor</text:span></text:p>
          </table:table-cell>
          <table:table-cell table:style-name="Table9.A1" office:value-type="string">
            <text:p text:style-name="P13" loext:marker-style-name="T1">Consumator</text:p>
          </table:table-cell>
          <table:table-cell table:style-name="Table9.A1" office:value-type="string">
            <text:p text:style-name="P8" loext:marker-style-name="T1"><text:span text:style-name="T1">Secondary actors</text:span></text:p>
          </table:table-cell>
          <table:table-cell table:style-name="Table9.A1" office:value-type="string">
            <text:p text:style-name="P13" loext:marker-style-name="T1">Sistem</text:p>
          </table:table-cell>
        </table:table-row>
        <table:table-row table:style-name="Table9.1">
          <table:table-cell table:style-name="Table9.A1" office:value-type="string">
            <text:p text:style-name="P8" loext:marker-style-name="T1"><text:span text:style-name="T1">Description</text:span></text:p>
          </table:table-cell>
          <table:table-cell table:style-name="Table9.A1" table:number-columns-spanned="3" office:value-type="string">
            <text:p text:style-name="P13" loext:marker-style-name="T1">Consumatorul poate vizualiza toate hainele <text:span text:style-name="T7">adaugate in cos</text:span></text:p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8" loext:marker-style-name="T1"><text:span text:style-name="T1">Trigger</text:span></text:p>
          </table:table-cell>
          <table:table-cell table:style-name="Table9.A1" table:number-columns-spanned="3" office:value-type="string">
            <text:p text:style-name="P13" loext:marker-style-name="T1">Consumatorul acceseaza <text:span text:style-name="T7">pagina a cosului.</text:span></text:p>
          </table:table-cell>
          <table:covered-table-cell/>
          <table:covered-table-cell/>
        </table:table-row>
        <text:soft-page-break/>
        <table:table-row table:style-name="Table9.1">
          <table:table-cell table:style-name="Table9.A1" office:value-type="string">
            <text:p text:style-name="P8" loext:marker-style-name="T1"><text:span text:style-name="T1">Preconditions</text:span></text:p>
          </table:table-cell>
          <table:table-cell table:style-name="Table9.A1" table:number-columns-spanned="3" office:value-type="string">
            <text:p text:style-name="P13" loext:marker-style-name="T1">PRE-1 Consumatorul este autentificat in aplicatie</text:p>
            <text:p text:style-name="P13" loext:marker-style-name="T1">PRE-2 Exista produse in magazin</text:p>
            <text:p text:style-name="P16" loext:marker-style-name="T1">PRE-3 Consumatorul a adaugat produse in cos</text:p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8" loext:marker-style-name="T1"><text:span text:style-name="T1">Postconditions</text:span></text:p>
          </table:table-cell>
          <table:table-cell table:style-name="Table9.A1" table:number-columns-spanned="3" office:value-type="string">
            <text:p text:style-name="P13" loext:marker-style-name="T1">POST-1 Produsele sunt afisate <text:span text:style-name="T7">pe pagina cosului</text:span></text:p>
            <text:p text:style-name="P13" loext:marker-style-name="T1">POST-2 Consumatorul poate selecta un produs <text:span text:style-name="T7">ca sa il modifice.</text:span></text:p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8" loext:marker-style-name="T1"><text:span text:style-name="T1">Normal flow</text:span></text:p>
          </table:table-cell>
          <table:table-cell table:style-name="Table9.A1" table:number-columns-spanned="3" office:value-type="string">
            <text:p text:style-name="P13" loext:marker-style-name="T1">1.0 Vizualizarea produselor <text:span text:style-name="T7">din cart</text:span>:</text:p>
            <text:p text:style-name="P13" loext:marker-style-name="T1"/>
            <text:p text:style-name="P13" loext:marker-style-name="T1">1. Consumatorul acceseaza pagina <text:span text:style-name="T7">cosului</text:span>.</text:p>
            <text:p text:style-name="P13" loext:marker-style-name="T1">2. Sistemul preia lista produselor <text:span text:style-name="T7">adaugate in cos</text:span> din baza de date.</text:p>
            <text:p text:style-name="P13" loext:marker-style-name="T1">3. Sistemul afiseaza produsele <text:span text:style-name="T7">adaugate in cos cu nume si cantitatea adaugata</text:span>.</text:p>
            <text:p text:style-name="P13" loext:marker-style-name="T1">4. Consumatorul poate analiza produsele afisate.</text:p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8" loext:marker-style-name="T1"><text:span text:style-name="T1">Alternative flows</text:span></text:p>
          </table:table-cell>
          <table:table-cell table:style-name="Table9.A1" table:number-columns-spanned="3" office:value-type="string">
            <text:p text:style-name="P13" loext:marker-style-name="T1">1.1 Nu exista produse <text:span text:style-name="T7">adaugate in cos</text:span>:</text:p>
            <text:p text:style-name="P13" loext:marker-style-name="T1"/>
            <text:p text:style-name="P13" loext:marker-style-name="T1">1. Sistemul verifica lista produselo<text:span text:style-name="T7">r adaugate in cos</text:span>.</text:p>
            <text:p text:style-name="P13" loext:marker-style-name="T1">2. Sistemul afiseaza mesajul "Nu exista produse <text:span text:style-name="T7">in cos</text:span>".</text:p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8" loext:marker-style-name="T1"><text:span text:style-name="T1">Exceptions</text:span></text:p>
          </table:table-cell>
          <table:table-cell table:style-name="Table9.A1" table:number-columns-spanned="3" office:value-type="string">
            <text:p text:style-name="P13" loext:marker-style-name="T1">1.0.E1 Eroare la incarcarea produselor <text:span text:style-name="T7">din cos</text:span></text:p>
            <text:p text:style-name="P13" loext:marker-style-name="T1"/>
            <text:p text:style-name="P13" loext:marker-style-name="T1">1. Sistemul nu poate prelua produsele <text:span text:style-name="T7">din cos </text:span>din baza de date.</text:p>
            <text:p text:style-name="P13" loext:marker-style-name="T1"><text:span text:style-name="T6">1a.</text:span>Daca utilizatorul incearca din nou, sistemul reincearca incarcarea produselor.</text:p>
            <text:p text:style-name="P13" loext:marker-style-name="T1"><text:span text:style-name="T6">1</text:span>b. Daca utilizatorul renunta, utilizatorul ramane pe pagina <text:span text:style-name="T7">cosului</text:span> fara produse afisate.</text:p>
          </table:table-cell>
          <table:covered-table-cell/>
          <table:covered-table-cell/>
        </table:table-row>
      </table:table>
      <text:p text:style-name="P5"/>
      <table:table table:name="Table5" table:style-name="Table5">
        <table:table-column table:style-name="Table5.A" table:number-columns-repeated="4"/>
        <table:table-row table:style-name="Table5.1">
          <table:table-cell table:style-name="Table5.A1" office:value-type="string">
            <text:p text:style-name="P9" loext:marker-style-name="T1"><text:span text:style-name="T1">ID and name</text:span></text:p>
          </table:table-cell>
          <table:table-cell table:style-name="Table5.A1" table:number-columns-spanned="3" office:value-type="string">
            <text:p text:style-name="P14" loext:marker-style-name="T1">UC-<text:span text:style-name="T7">6</text:span> Modificare cos</text:p>
          </table:table-cell>
          <table:covered-table-cell/>
          <table:covered-table-cell/>
        </table:table-row>
        <table:table-row table:style-name="Table5.2">
          <table:table-cell table:style-name="Table5.A1" office:value-type="string">
            <text:p text:style-name="P9" loext:marker-style-name="T1"><text:span text:style-name="T1">Primary actor</text:span></text:p>
          </table:table-cell>
          <table:table-cell table:style-name="Table5.A1" office:value-type="string">
            <text:p text:style-name="P14" loext:marker-style-name="T1">Consumator</text:p>
          </table:table-cell>
          <table:table-cell table:style-name="Table5.A1" office:value-type="string">
            <text:p text:style-name="P9" loext:marker-style-name="T1"><text:span text:style-name="T1">Secondary actors</text:span></text:p>
          </table:table-cell>
          <table:table-cell table:style-name="Table5.A1" office:value-type="string">
            <text:p text:style-name="P14" loext:marker-style-name="T1">Sistem</text:p>
          </table:table-cell>
        </table:table-row>
        <table:table-row table:style-name="Table5.1">
          <table:table-cell table:style-name="Table5.A1" office:value-type="string">
            <text:p text:style-name="P9" loext:marker-style-name="T1"><text:span text:style-name="T1">Description</text:span></text:p>
          </table:table-cell>
          <table:table-cell table:style-name="Table5.A1" table:number-columns-spanned="3" office:value-type="string">
            <text:p text:style-name="P14" loext:marker-style-name="T1">Consumatorul poate modifica continutul cosului prin schimbarea cantitatii unui produs sau prin eliminarea unui produs din cos.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9" loext:marker-style-name="T1"><text:span text:style-name="T1">Trigger</text:span></text:p>
          </table:table-cell>
          <table:table-cell table:style-name="Table5.A1" table:number-columns-spanned="3" office:value-type="string">
            <text:p text:style-name="P14" loext:marker-style-name="T1">Consumatorul acceseaza cosul si doreste sa modifice un produs.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9" loext:marker-style-name="T1"><text:span text:style-name="T1">Preconditions</text:span></text:p>
          </table:table-cell>
          <table:table-cell table:style-name="Table5.A1" table:number-columns-spanned="3" office:value-type="string">
            <text:p text:style-name="P14" loext:marker-style-name="T1">PRE-1 Consumatorul este autentificat in aplicatie</text:p>
            <text:p text:style-name="P14" loext:marker-style-name="T1">PRE-2 Consumatorul are cel putin un produs in cos</text:p>
          </table:table-cell>
          <table:covered-table-cell/>
          <table:covered-table-cell/>
        </table:table-row>
        <text:soft-page-break/>
        <table:table-row table:style-name="Table5.1">
          <table:table-cell table:style-name="Table5.A1" office:value-type="string">
            <text:p text:style-name="P9" loext:marker-style-name="T1"><text:span text:style-name="T1">Postconditions</text:span></text:p>
          </table:table-cell>
          <table:table-cell table:style-name="Table5.A1" table:number-columns-spanned="3" office:value-type="string">
            <text:p text:style-name="P14" loext:marker-style-name="T1">POST-1 Cosul este actualizat</text:p>
            <text:p text:style-name="P14" loext:marker-style-name="T1">POST-2 Pretul total al comenzii este recalculat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9" loext:marker-style-name="T1"><text:span text:style-name="T1">Normal flow</text:span></text:p>
          </table:table-cell>
          <table:table-cell table:style-name="Table5.A1" table:number-columns-spanned="3" office:value-type="string">
            <text:p text:style-name="P14" loext:marker-style-name="T1">1.0 Modificarea cosului:</text:p>
            <text:p text:style-name="P14" loext:marker-style-name="T1"/>
            <text:p text:style-name="P14" loext:marker-style-name="T1">1. Consumatorul acceseaza pagina cosului.</text:p>
            <text:p text:style-name="P14" loext:marker-style-name="T1">2. Sistemul afiseaza produsele adaugate in cos.</text:p>
            <text:p text:style-name="P14" loext:marker-style-name="T1">3. Consumatorul selecteaza un produs din cos.</text:p>
            <text:p text:style-name="P14" loext:marker-style-name="T1">4. Consumatorul modifica cantitatea produsului sau alege eliminarea lui din cos.</text:p>
            <text:p text:style-name="P14" loext:marker-style-name="T1">5. Sistemul actualizeaza continutul cosului.</text:p>
            <text:p text:style-name="P14" loext:marker-style-name="T1">6. Sistemul recalculeaza pretul total.</text:p>
            <text:p text:style-name="P14" loext:marker-style-name="T1">7. Sistemul afiseaza cosul actualizat.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9" loext:marker-style-name="T1"><text:span text:style-name="T1">Alternative flows</text:span></text:p>
          </table:table-cell>
          <table:table-cell table:style-name="Table5.A1" table:number-columns-spanned="3" office:value-type="string">
            <text:p text:style-name="P14" loext:marker-style-name="T1">1.1 Eliminarea unui produs din cos:</text:p>
            <text:p text:style-name="P14" loext:marker-style-name="T1"/>
            <text:p text:style-name="P14" loext:marker-style-name="T1">1. Consumatorul selecteaza un produs din cos.</text:p>
            <text:p text:style-name="P14" loext:marker-style-name="T1">2. Consumatorul apasa optiunea de stergere.</text:p>
            <text:p text:style-name="P14" loext:marker-style-name="T1">3. Sistemul elimina produsul din cos.</text:p>
            <text:p text:style-name="P14" loext:marker-style-name="T1">4. Sistemul actualizeaza cosul si pretul total.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9" loext:marker-style-name="T1"><text:span text:style-name="T1">Exceptions</text:span></text:p>
          </table:table-cell>
          <table:table-cell table:style-name="Table5.A1" table:number-columns-spanned="3" office:value-type="string">
            <text:p text:style-name="P14" loext:marker-style-name="T1">1.0.E1 Cantitatea selectata depaseste stock-ul disponibil</text:p>
            <text:p text:style-name="P14" loext:marker-style-name="T1"/>
            <text:p text:style-name="P14" loext:marker-style-name="T1">1. Sistemul afiseaza mesajul ca nu exista suficient stock pentru produsul selectat.</text:p>
            <text:p text:style-name="P14" loext:marker-style-name="T1"/>
            <text:p text:style-name="P14" loext:marker-style-name="T1">2a. Daca consumatorul introduce o cantitate valida, atunci use case-ul continua de la pasul 4 din normal flow.</text:p>
            <text:p text:style-name="P14" loext:marker-style-name="T1"/>
            <text:p text:style-name="P14" loext:marker-style-name="T1">2b. Daca consumatorul renunta, atunci sistemul pastreaza cantitatea anterioara in cos.</text:p>
            <text:p text:style-name="P14" loext:marker-style-name="T1"/>
            <text:p text:style-name="P14" loext:marker-style-name="T1">1.0.E2 Eroare la actualizarea cosului</text:p>
            <text:p text:style-name="P14" loext:marker-style-name="T1"/>
            <text:p text:style-name="P14" loext:marker-style-name="T1"><text:soft-page-break/>1. Sistemul afiseaza un mesaj de eroare.</text:p>
            <text:p text:style-name="P14" loext:marker-style-name="T1"/>
            <text:p text:style-name="P14" loext:marker-style-name="T1">2a. Daca consumatorul incearca din nou, atunci use case-ul continua de la pasul 4 din normal flow.</text:p>
            <text:p text:style-name="P14" loext:marker-style-name="T1"/>
            <text:p text:style-name="P14" loext:marker-style-name="T1">2b. Daca consumatorul renunta, atunci cosul ramane nemodificat.</text:p>
          </table:table-cell>
          <table:covered-table-cell/>
          <table:covered-table-cell/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able:table table:name="Table6" table:style-name="Table6">
        <table:table-column table:style-name="Table6.A" table:number-columns-repeated="4"/>
        <table:table-row table:style-name="Table6.1">
          <table:table-cell table:style-name="Table6.A1" office:value-type="string">
            <text:p text:style-name="P9" loext:marker-style-name="T1"><text:span text:style-name="T1">ID and name</text:span></text:p>
          </table:table-cell>
          <table:table-cell table:style-name="Table6.A1" table:number-columns-spanned="3" office:value-type="string">
            <text:p text:style-name="P14" loext:marker-style-name="T1">UC-<text:span text:style-name="T7">7</text:span> Trimitere comanda</text:p>
          </table:table-cell>
          <table:covered-table-cell/>
          <table:covered-table-cell/>
        </table:table-row>
        <table:table-row table:style-name="Table6.2">
          <table:table-cell table:style-name="Table6.A1" office:value-type="string">
            <text:p text:style-name="P9" loext:marker-style-name="T1"><text:span text:style-name="T1">Primary actor</text:span></text:p>
          </table:table-cell>
          <table:table-cell table:style-name="Table6.A1" office:value-type="string">
            <text:p text:style-name="P14" loext:marker-style-name="T1">Consumator</text:p>
          </table:table-cell>
          <table:table-cell table:style-name="Table6.A1" office:value-type="string">
            <text:p text:style-name="P9" loext:marker-style-name="T1"><text:span text:style-name="T1">Secondary actors</text:span></text:p>
          </table:table-cell>
          <table:table-cell table:style-name="Table6.A1" office:value-type="string">
            <text:p text:style-name="P14" loext:marker-style-name="T1">Sistem, Admin</text:p>
          </table:table-cell>
        </table:table-row>
        <table:table-row table:style-name="Table6.1">
          <table:table-cell table:style-name="Table6.A1" office:value-type="string">
            <text:p text:style-name="P9" loext:marker-style-name="T1"><text:span text:style-name="T1">Description</text:span></text:p>
          </table:table-cell>
          <table:table-cell table:style-name="Table6.A1" table:number-columns-spanned="3" office:value-type="string">
            <text:p text:style-name="P14" loext:marker-style-name="T1">Consumatorul trimite comanda cu produsele din cos, iar sistemul o inregistreaza si o transmite adminului pentru aprobare.</text:p>
          </table:table-cell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9" loext:marker-style-name="T1"><text:span text:style-name="T1">Trigger</text:span></text:p>
          </table:table-cell>
          <table:table-cell table:style-name="Table6.A1" table:number-columns-spanned="3" office:value-type="string">
            <text:p text:style-name="P14" loext:marker-style-name="T1">Consumatorul apasa butonul TRIMITE COMANDA.</text:p>
          </table:table-cell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9" loext:marker-style-name="T1"><text:span text:style-name="T1">Preconditions</text:span></text:p>
          </table:table-cell>
          <table:table-cell table:style-name="Table6.A1" table:number-columns-spanned="3" office:value-type="string">
            <text:p text:style-name="P14" loext:marker-style-name="T1">PRE-1 Consumatorul este autentificat in aplicatie</text:p>
            <text:p text:style-name="P14" loext:marker-style-name="T1">PRE-2 Cosul contine cel putin un produs</text:p>
            <text:p text:style-name="P14" loext:marker-style-name="T1">PRE-3 Produsele din cos sunt disponibile in stock</text:p>
          </table:table-cell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9" loext:marker-style-name="T1"><text:span text:style-name="T1">Postconditions</text:span></text:p>
          </table:table-cell>
          <table:table-cell table:style-name="Table6.A1" table:number-columns-spanned="3" office:value-type="string">
            <text:p text:style-name="P14" loext:marker-style-name="T1">POST-1 Comanda este inregistrata in sistem</text:p>
            <text:p text:style-name="P14" loext:marker-style-name="T1">POST-2 Adminul primeste notificare pentru comanda noua</text:p>
            <text:p text:style-name="P14" loext:marker-style-name="T1">POST-3 <text:span text:style-name="T8">Stock-ul este modificat</text:span></text:p>
          </table:table-cell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9" loext:marker-style-name="T1"><text:span text:style-name="T1">Normal flow</text:span></text:p>
          </table:table-cell>
          <table:table-cell table:style-name="Table6.A1" table:number-columns-spanned="3" office:value-type="string">
            <text:p text:style-name="P14" loext:marker-style-name="T1">1.0 Trimiterea unei comenzi:</text:p>
            <text:p text:style-name="P14" loext:marker-style-name="T1"/>
            <text:p text:style-name="P14" loext:marker-style-name="T1">1. Consumatorul acceseaza pagina cosului.</text:p>
            <text:p text:style-name="P14" loext:marker-style-name="T1">2. Sistemul afiseaza produsele din cos si pretul total.</text:p>
            <text:p text:style-name="P14" loext:marker-style-name="T1">3. Consumatorul verifica produsele selectate.</text:p>
            <text:p text:style-name="P14" loext:marker-style-name="T1">4. Consumatorul apasa butonul TRIMITE COMANDA.</text:p>
            <text:p text:style-name="P14" loext:marker-style-name="T1">5. Sistemul valideaza continutul cosului.</text:p>
            <text:p text:style-name="P14" loext:marker-style-name="T1">6. Sistemul inregistreaza comanda.</text:p>
            <text:p text:style-name="P17" loext:marker-style-name="T1">7.Sistemul modifica stock-ul produselor</text:p>
            <text:p text:style-name="P14" loext:marker-style-name="T1"><text:soft-page-break/><text:span text:style-name="T8">8</text:span>. Sistemul trimite notificare adminului.</text:p>
            <text:p text:style-name="P14" loext:marker-style-name="T1"><text:span text:style-name="T8">9</text:span>. Sistemul afiseaza mesaj de confirmare consumatorului.</text:p>
          </table:table-cell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9" loext:marker-style-name="T1"><text:span text:style-name="T1">Alternative flows</text:span></text:p>
          </table:table-cell>
          <table:table-cell table:style-name="Table6.A1" table:number-columns-spanned="3" office:value-type="string">
            <text:p text:style-name="P14" loext:marker-style-name="T1">1.1 Consumatorul renunta la trimiterea comenzii:</text:p>
            <text:p text:style-name="P14" loext:marker-style-name="T1"/>
            <text:p text:style-name="P14" loext:marker-style-name="T1">1. Consumatorul acceseaza pagina cosului.</text:p>
            <text:p text:style-name="P14" loext:marker-style-name="T1">2. Consumatorul decide sa nu mai trimita comanda.</text:p>
            <text:p text:style-name="P14" loext:marker-style-name="T1">3. Sistemul pastreaza produsele in cos.</text:p>
          </table:table-cell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9" loext:marker-style-name="T1"><text:span text:style-name="T1">Exceptions</text:span></text:p>
          </table:table-cell>
          <table:table-cell table:style-name="Table6.A1" table:number-columns-spanned="3" office:value-type="string">
            <text:p text:style-name="P14" loext:marker-style-name="T1">1.0.E1 Cosul este gol</text:p>
            <text:p text:style-name="P14" loext:marker-style-name="T1"/>
            <text:p text:style-name="P14" loext:marker-style-name="T1">1. Sistemul afiseaza mesajul ca nu se poate trimite o comanda fara produse in cos.</text:p>
            <text:p text:style-name="P14" loext:marker-style-name="T1"/>
            <text:p text:style-name="P14" loext:marker-style-name="T1">2a. Daca consumatorul adauga produse in cos, atunci use case-ul continua de la pasul 1 din normal flow.</text:p>
            <text:p text:style-name="P14" loext:marker-style-name="T1"/>
            <text:p text:style-name="P14" loext:marker-style-name="T1">2b. Daca consumatorul renunta, atunci sistemul ramane pe pagina cosului.</text:p>
            <text:p text:style-name="P14" loext:marker-style-name="T1"/>
            <text:p text:style-name="P14" loext:marker-style-name="T1">1.0.E2 Un produs din cos nu mai este disponibil in stock</text:p>
            <text:p text:style-name="P14" loext:marker-style-name="T1"/>
            <text:p text:style-name="P14" loext:marker-style-name="T1">1. Sistemul afiseaza mesajul ca unul sau mai multe produse nu mai sunt disponibile.</text:p>
            <text:p text:style-name="P14" loext:marker-style-name="T1"/>
            <text:p text:style-name="P14" loext:marker-style-name="T1">2a. Daca consumatorul modifica cosul, atunci use case-ul continua de la pasul 1 din normal flow.</text:p>
            <text:p text:style-name="P14" loext:marker-style-name="T1"/>
            <text:p text:style-name="P14" loext:marker-style-name="T1">2b. Daca consumatorul renunta, atunci comanda nu este trimisa.</text:p>
            <text:p text:style-name="P14" loext:marker-style-name="T1"/>
            <text:p text:style-name="P14" loext:marker-style-name="T1">1.0.E3 Eroare la inregistrarea comenzii</text:p>
            <text:p text:style-name="P14" loext:marker-style-name="T1"/>
            <text:p text:style-name="P14" loext:marker-style-name="T1">1. Sistemul afiseaza un mesaj de eroare.</text:p>
            <text:p text:style-name="P14" loext:marker-style-name="T1"/>
            <text:p text:style-name="P14" loext:marker-style-name="T1"><text:soft-page-break/>2a. Daca consumatorul incearca din nou, atunci use case-ul continua de la pasul 4 din normal flow.</text:p>
            <text:p text:style-name="P14" loext:marker-style-name="T1"/>
            <text:p text:style-name="P14" loext:marker-style-name="T1">2b. Daca consumatorul renunta, atunci comanda nu este inregistrata.</text:p>
          </table:table-cell>
          <table:covered-table-cell/>
          <table:covered-table-cell/>
        </table:table-row>
      </table:table>
      <text:p text:style-name="P4"/>
      <text:p text:style-name="P4"/>
      <text:p text:style-name="P4"/>
      <text:p text:style-name="P4"/>
      <table:table table:name="Table7" table:style-name="Table7">
        <table:table-column table:style-name="Table7.A" table:number-columns-repeated="4"/>
        <table:table-row table:style-name="Table7.1">
          <table:table-cell table:style-name="Table7.A1" office:value-type="string">
            <text:p text:style-name="P9" loext:marker-style-name="T1"><text:span text:style-name="T1">ID and name</text:span></text:p>
          </table:table-cell>
          <table:table-cell table:style-name="Table7.A1" table:number-columns-spanned="3" office:value-type="string">
            <text:p text:style-name="P14" loext:marker-style-name="T1">UC-<text:span text:style-name="T7">8</text:span> Adaugare produs in stock</text:p>
          </table:table-cell>
          <table:covered-table-cell/>
          <table:covered-table-cell/>
        </table:table-row>
        <table:table-row table:style-name="Table7.2">
          <table:table-cell table:style-name="Table7.A1" office:value-type="string">
            <text:p text:style-name="P9" loext:marker-style-name="T1"><text:span text:style-name="T1">Primary actor</text:span></text:p>
          </table:table-cell>
          <table:table-cell table:style-name="Table7.A1" office:value-type="string">
            <text:p text:style-name="P14" loext:marker-style-name="T1">Admin</text:p>
          </table:table-cell>
          <table:table-cell table:style-name="Table7.A1" office:value-type="string">
            <text:p text:style-name="P9" loext:marker-style-name="T1"><text:span text:style-name="T1">Secondary actors</text:span></text:p>
          </table:table-cell>
          <table:table-cell table:style-name="Table7.A1" office:value-type="string">
            <text:p text:style-name="P14" loext:marker-style-name="T1">Sistem</text:p>
          </table:table-cell>
        </table:table-row>
        <table:table-row table:style-name="Table7.1">
          <table:table-cell table:style-name="Table7.A1" office:value-type="string">
            <text:p text:style-name="P9" loext:marker-style-name="T1"><text:span text:style-name="T1">Description</text:span></text:p>
          </table:table-cell>
          <table:table-cell table:style-name="Table7.A1" table:number-columns-spanned="3" office:value-type="string">
            <text:p text:style-name="P14" loext:marker-style-name="T1">Adminul poate adauga un produs nou in magazin introducand numele, categoria, detaliile, pretul si stock-ul acestuia.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9" loext:marker-style-name="T1"><text:span text:style-name="T1">Trigger</text:span></text:p>
          </table:table-cell>
          <table:table-cell table:style-name="Table7.A1" table:number-columns-spanned="3" office:value-type="string">
            <text:p text:style-name="P14" loext:marker-style-name="T1">Adminul apasa butonul de adaugare produs.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9" loext:marker-style-name="T1"><text:span text:style-name="T1">Preconditions</text:span></text:p>
          </table:table-cell>
          <table:table-cell table:style-name="Table7.A1" table:number-columns-spanned="3" office:value-type="string">
            <text:p text:style-name="P14" loext:marker-style-name="T1">PRE-1 Adminul este autentificat in aplicatie</text:p>
            <text:p text:style-name="P14" loext:marker-style-name="T1">PRE-2 Adminul se afla pe pagina de administrare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9" loext:marker-style-name="T1"><text:span text:style-name="T1">Postconditions</text:span></text:p>
          </table:table-cell>
          <table:table-cell table:style-name="Table7.A1" table:number-columns-spanned="3" office:value-type="string">
            <text:p text:style-name="P14" loext:marker-style-name="T1">POST-1 Produsul nou este salvat in sistem</text:p>
            <text:p text:style-name="P14" loext:marker-style-name="T1">POST-2 Produsul apare in lista de produse din magazin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9" loext:marker-style-name="T1"><text:span text:style-name="T1">Normal flow</text:span></text:p>
          </table:table-cell>
          <table:table-cell table:style-name="Table7.A1" table:number-columns-spanned="3" office:value-type="string">
            <text:p text:style-name="P14" loext:marker-style-name="T1">1.0 Adaugarea unui produs in stock:</text:p>
            <text:p text:style-name="P14" loext:marker-style-name="T1"/>
            <text:p text:style-name="P14" loext:marker-style-name="T1">1. Adminul acceseaza pagina de administrare.</text:p>
            <text:p text:style-name="P14" loext:marker-style-name="T1">2. Adminul apasa butonul de adaugare produs.</text:p>
            <text:p text:style-name="P14" loext:marker-style-name="T1">3. Sistemul afiseaza formularul de introducere a datelor.</text:p>
            <text:p text:style-name="P14" loext:marker-style-name="T1">4. Adminul introduce numele, categoria, detaliile, pretul si stock-ul produsului.</text:p>
            <text:p text:style-name="P14" loext:marker-style-name="T1">5. Adminul confirma adaugarea produsului.</text:p>
            <text:p text:style-name="P14" loext:marker-style-name="T1">6. Sistemul valideaza datele introduse.</text:p>
            <text:p text:style-name="P14" loext:marker-style-name="T1">7. Sistemul salveaza produsul in baza de date.</text:p>
            <text:p text:style-name="P14" loext:marker-style-name="T1">8. Sistemul afiseaza mesaj de confirmare.</text:p>
            <text:p text:style-name="P14" loext:marker-style-name="T1">9. Sistemul actualizeaza lista de produse.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9" loext:marker-style-name="T1"><text:span text:style-name="T1">Alternative flows</text:span></text:p>
          </table:table-cell>
          <table:table-cell table:style-name="Table7.A1" table:number-columns-spanned="3" office:value-type="string">
            <text:p text:style-name="P14" loext:marker-style-name="T1">1.1 Adminul renunta la adaugarea produsului:</text:p>
            <text:p text:style-name="P14" loext:marker-style-name="T1"/>
            <text:p text:style-name="P14" loext:marker-style-name="T1">1. Adminul acceseaza formularul de adaugare produs.</text:p>
            <text:p text:style-name="P14" loext:marker-style-name="T1"><text:soft-page-break/>2. Adminul decide sa nu mai completeze sau sa nu mai salveze produsul.</text:p>
            <text:p text:style-name="P14" loext:marker-style-name="T1">3. Sistemul inchide formularul.</text:p>
            <text:p text:style-name="P14" loext:marker-style-name="T1">4. Sistemul afiseaza pagina de administrare fara modificari.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9" loext:marker-style-name="T1"><text:span text:style-name="T1">Exceptions</text:span></text:p>
          </table:table-cell>
          <table:table-cell table:style-name="Table7.A1" table:number-columns-spanned="3" office:value-type="string">
            <text:p text:style-name="P14" loext:marker-style-name="T1">1.0.E1 Campurile produsului sunt incomplete sau invalide</text:p>
            <text:p text:style-name="P14" loext:marker-style-name="T1"/>
            <text:p text:style-name="P14" loext:marker-style-name="T1">1. Sistemul afiseaza mesajul ca toate campurile trebuie completate corect.</text:p>
            <text:p text:style-name="P14" loext:marker-style-name="T1"/>
            <text:p text:style-name="P14" loext:marker-style-name="T1">2a. Daca adminul corecteaza datele, atunci use case-ul continua de la pasul 4 din normal flow.</text:p>
            <text:p text:style-name="P14" loext:marker-style-name="T1"/>
            <text:p text:style-name="P14" loext:marker-style-name="T1">2b. Daca adminul renunta, atunci sistemul revine la pagina de administrare fara a salva produsul.</text:p>
            <text:p text:style-name="P14" loext:marker-style-name="T1"/>
            <text:p text:style-name="P14" loext:marker-style-name="T1">1.0.E2 Exista deja un produs cu aceleasi date</text:p>
            <text:p text:style-name="P14" loext:marker-style-name="T1"/>
            <text:p text:style-name="P14" loext:marker-style-name="T1">1. Sistemul afiseaza mesajul ca produsul exista deja in magazin.</text:p>
            <text:p text:style-name="P14" loext:marker-style-name="T1"/>
            <text:p text:style-name="P14" loext:marker-style-name="T1">2a. Daca adminul modifica datele produsului, atunci use case-ul continua de la pasul 4 din normal flow.</text:p>
            <text:p text:style-name="P14" loext:marker-style-name="T1"/>
            <text:p text:style-name="P14" loext:marker-style-name="T1">2b. Daca adminul renunta, atunci sistemul nu adauga produsul.</text:p>
            <text:p text:style-name="P14" loext:marker-style-name="T1"/>
            <text:p text:style-name="P14" loext:marker-style-name="T1">1.0.E3 Eroare la salvarea produsului</text:p>
            <text:p text:style-name="P14" loext:marker-style-name="T1"/>
            <text:p text:style-name="P14" loext:marker-style-name="T1">1. Sistemul afiseaza un mesaj de eroare.</text:p>
            <text:p text:style-name="P14" loext:marker-style-name="T1"/>
            <text:p text:style-name="P14" loext:marker-style-name="T1">2a. Daca adminul incearca din nou, atunci use case-ul continua de la pasul 5 din normal flow.</text:p>
            <text:p text:style-name="P14" loext:marker-style-name="T1"/>
            <text:p text:style-name="P14" loext:marker-style-name="T1">2b. Daca adminul renunta, atunci produsul nu este salvat in sistem.</text:p>
          </table:table-cell>
          <table:covered-table-cell/>
          <table:covered-table-cell/>
        </table:table-row>
      </table:table>
      <text:p text:style-name="P4"><text:soft-page-break/></text:p>
      <text:p text:style-name="P4"/>
      <text:p text:style-name="P4"/>
      <text:p text:style-name="P4"/>
      <text:p text:style-name="P4"/>
      <table:table table:name="Table8" table:style-name="Table8">
        <table:table-column table:style-name="Table8.A" table:number-columns-repeated="4"/>
        <table:table-row table:style-name="Table8.1">
          <table:table-cell table:style-name="Table8.A1" office:value-type="string">
            <text:p text:style-name="P9" loext:marker-style-name="T1"><text:span text:style-name="T1">ID and name</text:span></text:p>
          </table:table-cell>
          <table:table-cell table:style-name="Table8.A1" table:number-columns-spanned="3" office:value-type="string">
            <text:p text:style-name="P14" loext:marker-style-name="T1">UC-<text:span text:style-name="T7">9</text:span> <text:span text:style-name="T8">Vizualizare</text:span> com<text:span text:style-name="T8">enzi</text:span></text:p>
          </table:table-cell>
          <table:covered-table-cell/>
          <table:covered-table-cell/>
        </table:table-row>
        <table:table-row table:style-name="Table8.2">
          <table:table-cell table:style-name="Table8.A1" office:value-type="string">
            <text:p text:style-name="P9" loext:marker-style-name="T1"><text:span text:style-name="T1">Primary actor</text:span></text:p>
          </table:table-cell>
          <table:table-cell table:style-name="Table8.A1" office:value-type="string">
            <text:p text:style-name="P14" loext:marker-style-name="T1">Admin</text:p>
          </table:table-cell>
          <table:table-cell table:style-name="Table8.A1" office:value-type="string">
            <text:p text:style-name="P9" loext:marker-style-name="T1"><text:span text:style-name="T1">Secondary actors</text:span></text:p>
          </table:table-cell>
          <table:table-cell table:style-name="Table8.A1" office:value-type="string">
            <text:p text:style-name="P14" loext:marker-style-name="T1">Sistem</text:p>
          </table:table-cell>
        </table:table-row>
        <table:table-row table:style-name="Table8.1">
          <table:table-cell table:style-name="Table8.A1" office:value-type="string">
            <text:p text:style-name="P9" loext:marker-style-name="T1"><text:span text:style-name="T1">Description</text:span></text:p>
          </table:table-cell>
          <table:table-cell table:style-name="Table8.A1" table:number-columns-spanned="3" office:value-type="string">
            <text:p text:style-name="P14" loext:marker-style-name="T1">Adminul primește notificare pentru o comandă nouă și poate vizualiza comenzile existente, inclusiv utilizatorul care a plasat comanda, produsele comandate și stadiul comenzii. </text:p>
          </table:table-cell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9" loext:marker-style-name="T1"><text:span text:style-name="T1">Trigger</text:span></text:p>
          </table:table-cell>
          <table:table-cell table:style-name="Table8.A1" table:number-columns-spanned="3" office:value-type="string">
            <text:p text:style-name="P14" loext:marker-style-name="T1">Sistemul primeste o comanda noua de la un consumator si trimite notificare adminului.</text:p>
          </table:table-cell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9" loext:marker-style-name="T1"><text:span text:style-name="T1">Preconditions</text:span></text:p>
          </table:table-cell>
          <table:table-cell table:style-name="Table8.A1" table:number-columns-spanned="3" office:value-type="string">
            <text:p text:style-name="P14" loext:marker-style-name="T1">PRE-1 Adminul este autentificat in aplicatie</text:p>
            <text:p text:style-name="P14" loext:marker-style-name="T1">PRE-2 Exista cel putin o comanda in asteptare</text:p>
          </table:table-cell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9" loext:marker-style-name="T1"><text:span text:style-name="T1">Postconditions</text:span></text:p>
          </table:table-cell>
          <table:table-cell table:style-name="Table8.A1" table:number-columns-spanned="3" office:value-type="string">
            <text:p text:style-name="P14" loext:marker-style-name="T1">POST-1 <text:span text:style-name="T8">Adminul a vizualizat comenzile</text:span></text:p>
            <text:p text:style-name="P14" loext:marker-style-name="T1">POST-3 <text:span text:style-name="T8">Datele comenzilor raman nemodificate</text:span></text:p>
          </table:table-cell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9" loext:marker-style-name="T1"><text:span text:style-name="T1">Normal flow</text:span></text:p>
          </table:table-cell>
          <table:table-cell table:style-name="Table8.A1" table:number-columns-spanned="3" office:value-type="string">
            <text:p text:style-name="P14" loext:marker-style-name="T1">1.0 Administrarea unei comenzi:</text:p>
            <text:p text:style-name="P14" loext:marker-style-name="T1"/>
            <text:p text:style-name="P14" loext:marker-style-name="T1">1. Sistemul trimite notificare adminului pentru o comanda noua.</text:p>
            <text:p text:style-name="P14" loext:marker-style-name="T1">2. Adminul acceseaza pagina de administrare comenzi.</text:p>
            <text:p text:style-name="P14" loext:marker-style-name="T1">3. Sistemul afiseaza lista comenzilor in asteptare.</text:p>
            <text:p text:style-name="P14" loext:marker-style-name="T1">4. Adminul selecteaza o comanda.</text:p>
            <text:p text:style-name="P14" loext:marker-style-name="T1">5. Sistemul afiseaza <text:span text:style-name="T8">detalii: username-consumator, </text:span>produsele, <text:span text:style-name="T8">cantitatea si stadiu comenzi.</text:span></text:p>
            <text:p text:style-name="P14" loext:marker-style-name="T1">6. Adminul verifica produsele comandate.</text:p>
            <text:p text:style-name="P14" loext:marker-style-name="T1">9. Sistemul marcheaza comanda ca aprobata.</text:p>
            <text:p text:style-name="P14" loext:marker-style-name="T1">10. Sistemul afiseaza mesaj de confirmare.</text:p>
          </table:table-cell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9" loext:marker-style-name="T1"><text:span text:style-name="T1">Alternative flows</text:span></text:p>
          </table:table-cell>
          <table:table-cell table:style-name="Table8.A1" table:number-columns-spanned="3" office:value-type="string">
            <text:p text:style-name="P22" loext:marker-style-name="T1"><text:span text:style-name="T2">1.1 Nu există comenzi</text:span></text:p>
            <text:p text:style-name="P22" loext:marker-style-name="T1"><text:s text:c="5"/><text:span text:style-name="T8">1. </text:span>Sistemul nu afișeaz<text:span text:style-name="T9">a</text:span> nicio comandă. </text:p>
            <text:p text:style-name="P22" loext:marker-style-name="T1"><text:s text:c="5"/><text:span text:style-name="T8">2.</text:span>Sistemul afișeaz<text:span text:style-name="T9">a</text:span> mesaj „Nu exist<text:span text:style-name="T9">a</text:span> comenzi”.</text:p>
          </table:table-cell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9" loext:marker-style-name="T1"><text:span text:style-name="T1">Exceptions</text:span></text:p>
          </table:table-cell>
          <table:table-cell table:style-name="Table8.A1" table:number-columns-spanned="3" office:value-type="string">
            <text:p text:style-name="P20" loext:marker-style-name="T1">1.0.E1 Eroare la înc<text:span text:style-name="T9">a</text:span>rcarea comenzilor</text:p>
            <text:p text:style-name="P20" loext:marker-style-name="T1"/>
            <text:list text:style-name="L3">
              <text:list-item>
                <text:p text:style-name="P26">Sistemul nu poate accesa baza de date. </text:p>
              </text:list-item>
              <text:list-item>
                <text:p text:style-name="P25"><text:soft-page-break/>Sistemul afișează mesaj de eroare. </text:p>
              </text:list-item>
            </text:list>
            <text:p text:style-name="P14" loext:marker-style-name="T1"/>
          </table:table-cell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12T18:18:48.169000000</meta:creation-date>
    <dc:date>2026-03-26T18:06:08.091000000</dc:date>
    <meta:editing-duration>PT17H1M13S</meta:editing-duration>
    <meta:editing-cycles>3</meta:editing-cycles>
    <meta:generator>LibreOffice/24.2.0.3$Windows_X86_64 LibreOffice_project/da48488a73ddd66ea24cf16bbc4f7b9c08e9bea1</meta:generator>
    <meta:document-statistic meta:table-count="9" meta:image-count="0" meta:object-count="0" meta:page-count="13" meta:paragraph-count="332" meta:word-count="1931" meta:character-count="13406" meta:non-whitespace-character-count="11791"/>
  </office:meta>
</office:document-meta>
</file>